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0000" loext:opacity="100%" style:font-name="Linux Libertine" fo:letter-spacing="normal" fo:language="es" fo:country="ES" fo:font-style="normal" fo:font-weight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7fbab" officeooo:paragraph-rsid="0007f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firstHeading"/>XPath con escenario de equipamento informático (básico)</text:h>
      <text:p text:style-name="P2"/>
      <text:p text:style-name="P3">1- /equipos/máquina</text:p>
      <text:p text:style-name="P3">2- /equipos/máquina/hardware</text:p>
      <text:p text:style-name="P3">3- /equipos/máquina/config</text:p>
      <text:p text:style-name="P3">4- /equipos/máquina/hardware/fabricante</text:p>
      <text:p text:style-name="P3">5- /equipos/máquina/hardware/disco</text:p>
      <text:p text:style-name="P3">6- /equipos/máquina/config/IP</text:p>
      <text:p text:style-name="P3">7- /equipos/máquina/@nome</text:p>
      <text:p text:style-name="P3">8- //máquina[hardware/gravadora/@tipo="DVD"]/@nome</text:p>
      <text:p text:style-name="P3">9- //máquina[config/role]/config/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4:05:54.239000000</meta:creation-date>
    <dc:date>2023-12-12T14:39:48.836000000</dc:date>
    <meta:editing-duration>PT33M54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0" meta:word-count="25" meta:character-count="340" meta:non-whitespace-character-count="325"/>
  </office:meta>
</office:document-meta>
</file>